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3E7B019D2E234A1541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452cm" svg:height="20.999cm" svg:x="0.518cm" svg:y="0cm">
          <draw:image xlink:href="Pictures/1000020100000280000003E7B019D2E234A15414.png" xlink:type="simple" xlink:show="embed" xlink:actuate="onLoad">
            <text:p/>
          </draw:image>
        </draw:frame>
        <draw:frame draw:style-name="gr1" draw:text-style-name="P1" draw:layer="layout" svg:width="13.452cm" svg:height="20.999cm" svg:x="13.98cm" svg:y="0cm">
          <draw:image xlink:href="Pictures/1000020100000280000003E7B019D2E234A154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6-05-06T15:23:54.283705275</meta:creation-date>
    <dc:date>2016-05-06T15:24:42.564826052</dc:date>
    <dc:creator>P230198 </dc:creator>
    <meta:editing-duration>PT48S</meta:editing-duration>
    <meta:editing-cycles>1</meta:editing-cycles>
    <meta:generator>LibreOffice/5.1.2.2$Linux_X86_64 LibreOffice_project/10m0$Build-2</meta:generator>
    <meta:document-statistic meta:object-count="25"/>
  </office:meta>
</office:document-meta>
</file>